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3"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4"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5"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6"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1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17"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2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3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0"/>
        <table:table-column table:style-name="co2" table:default-cell-style-name="ce54"/>
        <table:table-column table:style-name="co3" table:default-cell-style-name="ce59"/>
        <table:table-column table:style-name="co4" table:default-cell-style-name="ce68"/>
        <table:table-column table:style-name="co5" table:default-cell-style-name="ce73"/>
        <table:table-column table:style-name="co6" table:default-cell-style-name="ce73"/>
        <table:table-column table:style-name="co7" table:number-columns-repeated="1018" table:default-cell-style-name="ce82"/>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20" office:value-type="string" calcext:value-type="string">
            <text:p>Comentario</text:p>
          </table:table-cell>
          <table:table-cell table:style-name="ce20" office:value-type="string" calcext:value-type="string">
            <text:p>RISK</text:p>
          </table:table-cell>
          <table:table-cell table:style-name="ce34" office:value-type="string" calcext:value-type="string">
            <text:p>IMPACT</text:p>
          </table:table-cell>
          <table:table-cell table:style-name="ce37"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CUSTOMER</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61"/>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IBM</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2" draw:text-style-name="P2" svg:width="2.899cm" svg:height="2.009cm" svg:x="54.093cm" svg:y="-2.209cm" draw:caption-point-x="-0.61cm" draw:caption-point-y="2.209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0" office:value-type="string" calcext:value-type="string">
            <text:p>GENERICO / STICKY / CUSTOMER</text:p>
          </table:table-cell>
          <table:table-cell table:style-name="ce15" office:value-type="string" calcext:value-type="string">
            <text:p>Sticky bit is not set on world-writable directory: $directory</text:p>
          </table:table-cell>
          <table:table-cell table:style-name="ce62"/>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0" office:value-type="string" calcext:value-type="string">
            <text:p>GENERICO / STICKY / KYNDRYL</text:p>
          </table:table-cell>
          <table:table-cell table:style-name="ce15" office:value-type="string" calcext:value-type="string">
            <text:p>Sticky bit is not set on world-writable directory: $directory</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CUSTOMER</text:p>
          </table:table-cell>
          <table:table-cell table:style-name="ce16" office:value-type="string" calcext:value-type="string">
            <text:p>SSH authorized_keys file: $publickey; Invalid public host key length: 1024 <text:s text:c="2"/>Key type: ssh-rsa.</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IBM</text:p>
          </table:table-cell>
          <table:table-cell table:style-name="ce16" office:value-type="string" calcext:value-type="string">
            <text:p>SSH authorized_keys file: $publickey; Invalid public host key length: 1024 <text:s text:c="2"/>Key type: ssh-rsa.</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11" office:value-type="string" calcext:value-type="string">
            <text:p>GENERICO / <text:s/>SERVICE : NFS / CUSTOMER</text:p>
          </table:table-cell>
          <table:table-cell table:style-name="ce17"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11" office:value-type="string" calcext:value-type="string">
            <text:p>GENERICO / <text:s/>SERVICE : NFS / KYNDRYL</text:p>
          </table:table-cell>
          <table:table-cell table:style-name="ce17"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office:value-type="string" calcext:value-type="string">
            <text:p>NFS Server need to support business aplication."</text:p>
          </table:table-cell>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 office:value-type="string" calcext:value-type="string">
            <text:p>Network Settings/Ensure Samba Server is not enabled</text:p>
          </table:table-cell>
          <table:table-cell table:style-name="ce11" office:value-type="string" calcext:value-type="string">
            <text:p>GENERICO / <text:s/>SERVICE / CUSTOMER</text:p>
          </table:table-cell>
          <table:table-cell table:style-name="ce16" office:value-type="string" calcext:value-type="string">
            <text:p>Ensure Samba Server is not enabled. Command: systemctl is-enabled smb</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KYNDRYL</text:p>
          </table:table-cell>
          <table:table-cell table:style-name="ce14"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CUSTOMER</text:p>
          </table:table-cell>
          <table:table-cell table:style-name="ce14"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 FTP, <text:s/>Port 21 / CUSTOMER</text:p>
          </table:table-cell>
          <table:table-cell table:style-name="ce14" office:value-type="string" calcext:value-type="string">
            <text:p>TCP Port 21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 office:value-type="string" calcext:value-type="string">
            <text:p>Password Requirements/Private Key File Restriction</text:p>
            <text:p>Password Requirements/Specific Host Access</text:p>
          </table:table-cell>
          <table:table-cell table:style-name="ce11" office:value-type="string" calcext:value-type="string">
            <text:p>MONITORIZACION / AUTHORIZED_KEYS / INFRA</text:p>
          </table:table-cell>
          <table:table-cell table:style-name="ce14"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1" office:value-type="string" calcext:value-type="string">
            <text:p>'Ademas del RISK e IMPACT; hay que adjuntar un PDF: llamado GSMA_OMNibus_Failover_Cookbook_10.1.1.0; ubicado en "../documentos/"'</text:p>
          </table:table-cell>
          <table:table-cell table:style-name="ce69"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 office:value-type="string" calcext:value-type="string">
            <text:p>Password Requirements/Password MIN Age Shadow</text:p>
          </table:table-cell>
          <table:table-cell table:style-name="ce11" office:value-type="string" calcext:value-type="string">
            <text:p>GENERICO / <text:s/>ACCOUNT PAM / LBK</text:p>
          </table:table-cell>
          <table:table-cell table:style-name="ce14" office:value-type="string" calcext:value-type="string">
            <text:p>Account $account has invalid Password MIN Age setting of null <text:s/>should be set to Customer Required Setting: 1. More secure value can be set. Account </text:p>
          </table:table-cell>
          <table:table-cell table:style-name="ce63"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9"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 office:value-type="string" calcext:value-type="string">
            <text:p>protecting Resources-OSRs/SUDO Command WW Permissions</text:p>
          </table:table-cell>
          <table:table-cell table:style-name="ce11" office:value-type="string" calcext:value-type="string">
            <text:p>GENERICO / <text:s/>COMMAND-SUDO / FT</text:p>
          </table:table-cell>
          <table:table-cell table:style-name="ce14" office:value-type="string" calcext:value-type="string">
            <text:p>Invalid WW permissions for command file/directory: fd_sudo <text:s/>Permissions: drwxr-xrwx <text:s/>Permissions for OTHER must be set to r-x or more stringent.</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SERVICE / FT</text:p>
          </table:table-cell>
          <table:table-cell table:style-name="ce14"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1" office:value-type="string" calcext:value-type="string">
            <text:p>For CLUSTER server with a mounted GPFS, you have PermitRootLogin to YES, with a Match Address to the IP of the CLUSTER</text:p>
          </table:table-cell>
          <table:table-cell table:style-name="ce69"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ESCE</text:p>
          </table:table-cell>
          <table:table-cell table:style-name="ce14" office:value-type="string" calcext:value-type="string">
            <text:p>SELinux should be enabled</text:p>
          </table:table-cell>
          <table:table-cell table:style-name="ce61" office:value-type="string" calcext:value-type="string">
            <text:p>temporary exception until restart.</text:p>
          </table:table-cell>
          <table:table-cell table:style-name="ce69"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0" office:value-type="string" calcext:value-type="string">
            <text:p>restart required for the parameter to take effect.</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FT</text:p>
          </table:table-cell>
          <table:table-cell table:style-name="ce14"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TTI</text:p>
          </table:table-cell>
          <table:table-cell table:style-name="ce14"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ORACLE, DBA / OSR ETC / FT</text:p>
          </table:table-cell>
          <table:table-cell table:style-name="ce14"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FT</text:p>
          </table:table-cell>
          <table:table-cell table:style-name="ce15" office:value-type="string" calcext:value-type="string">
            <text:p>Sticky bit is not set on world-writable directory: /tmp/*</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CTTI</text:p>
          </table:table-cell>
          <table:table-cell table:style-name="ce15" office:value-type="string" calcext:value-type="string">
            <text:p>Sticky bit is not set on world-writable directory: /tmp/*</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FT</text:p>
          </table:table-cell>
          <table:table-cell table:style-name="ce15" office:value-type="string" calcext:value-type="string">
            <text:p>Sticky bit is not set on world-writable directory: /tmp/*</text:p>
          </table:table-cell>
          <table:table-cell table:style-name="ce63"/>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CTTI</text:p>
          </table:table-cell>
          <table:table-cell table:style-name="ce15" office:value-type="string" calcext:value-type="string">
            <text:p>Sticky bit is not set on world-writable directory: /tmp/*</text:p>
          </table:table-cell>
          <table:table-cell table:style-name="ce63"/>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USR Restrictions</text:p>
          </table:table-cell>
          <table:table-cell table:style-name="ce11" office:value-type="string" calcext:value-type="string">
            <text:p>ORACLE, DBA / OSR USR / FT</text:p>
          </table:table-cell>
          <table:table-cell table:style-name="ce14"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Netsat / LBK</text:p>
          </table:table-cell>
          <table:table-cell table:style-name="ce14" office:value-type="string" calcext:value-type="string">
            <text:p>Process netstat -anlp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 office:value-type="string" calcext:value-type="string">
            <text:p>Network Settings/TCP Configuration Files Restrictions</text:p>
          </table:table-cell>
          <table:table-cell table:style-name="ce11" office:value-type="string" calcext:value-type="string">
            <text:p>GENERICO / SYSCTL / FT</text:p>
          </table:table-cell>
          <table:table-cell table:style-name="ce14"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1" office:value-type="string" calcext:value-type="string">
            <text:p>Funcion necesaria para la BBDD de oracle RAC</text:p>
          </table:table-cell>
          <table:table-cell table:style-name="ce69"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 office:value-type="string" calcext:value-type="string">
            <text:p>Protecting Resources-OSRs/CRON Command Group Permissions</text:p>
          </table:table-cell>
          <table:table-cell table:style-name="ce11" office:value-type="string" calcext:value-type="string">
            <text:p>GENERICO / <text:s/>OSR-CRON / ASISA</text:p>
          </table:table-cell>
          <table:table-cell table:style-name="ce14"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IBM-KYNDRYL</text:p>
          </table:table-cell>
          <table:table-cell table:style-name="ce14"/>
          <table:table-cell table:style-name="ce63"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CUSTOMER</text:p>
          </table:table-cell>
          <table:table-cell table:style-name="ce14"/>
          <table:table-cell table:style-name="ce63"/>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NULL Passphrase</text:p>
            <text:p>Password Requirements/Private Key Passphrase</text:p>
          </table:table-cell>
          <table:table-cell table:style-name="ce11" office:value-type="string" calcext:value-type="string">
            <text:p>GENERICO / ID_RSA / CUSTOMER</text:p>
          </table:table-cell>
          <table:table-cell table:style-name="ce14" office:value-type="string" calcext:value-type="string">
            <text:p>SSH Private Key: file_idrsa not passphrase protected</text:p>
          </table:table-cell>
          <table:table-cell table:style-name="ce61" office:value-type="string" calcext:value-type="string">
            <text:p>Account Customer</text:p>
          </table:table-cell>
          <table:table-cell table:style-name="ce70" office:value-type="string" calcext:value-type="string">
            <text:p>If a private key is not cifrated it could compromise the transmission</text:p>
            <text:p>Of the information</text:p>
          </table:table-cell>
          <table:table-cell table:style-name="ce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1" office:value-type="string" calcext:value-type="string">
            <text:p>GENERICO / SNMP / TIVOLI</text:p>
          </table:table-cell>
          <table:table-cell table:style-name="ce14"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1"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0" office:value-type="string" calcext:value-type="string">
            <text:p>If attackers gain control of SNMPv3’s encryption and authentication keys then they would not only be able to collect information about devices but also control the devices.</text:p>
          </table:table-cell>
          <table:table-cell table:style-name="ce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 office:value-type="string" calcext:value-type="string">
            <text:p>Protecting Resources-OSRs/OSR \TMP Files Restrictions</text:p>
          </table:table-cell>
          <table:table-cell table:style-name="ce11" office:value-type="string" calcext:value-type="string">
            <text:p>GENERICO / OSR TMP / CUSTOMER</text:p>
          </table:table-cell>
          <table:table-cell table:style-name="ce15" office:value-type="string" calcext:value-type="string">
            <text:p>Invalid permissions for fileTMP, Octal permissions: 0777, Text Permissions: -rwxrwxrwx-; <text:s/>May not have execute permissions on any files and no write for others.</text:p>
          </table:table-cell>
          <table:table-cell table:style-name="ce63"/>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 office:value-type="string" calcext:value-type="string">
            <text:p>Password Requirements/Password MAX Age</text:p>
          </table:table-cell>
          <table:table-cell table:style-name="ce11" office:value-type="string" calcext:value-type="string">
            <text:p>GENERICO / MAXAGE / IBM-SAP</text:p>
          </table:table-cell>
          <table:table-cell table:style-name="ce14" office:value-type="string" calcext:value-type="string">
            <text:p>aspadm</text:p>
            <text:p>db2sm1</text:p>
            <text:p>sapasp</text:p>
            <text:p>sapsm1</text:p>
            <text:p>sapsm1db</text:p>
            <text:p>sm1adm</text:p>
            <text:p>Smdadm</text:p>
            <text:p>asdadm</text:p>
          </table:table-cell>
          <table:table-cell table:style-name="ce61" office:value-type="string" calcext:value-type="string">
            <text:p><text:s/>Loss of Service with impact and losses on the client's business.</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5" office:value-type="string" calcext:value-type="string">
            <text:p>Protecting Resources-OSRs/OSR \OPT Files Restrictions</text:p>
          </table:table-cell>
          <table:table-cell table:style-name="ce11" office:value-type="string" calcext:value-type="string">
            <text:p>GENERICO / OSR OPT / CUSTOMER</text:p>
          </table:table-cell>
          <table:table-cell table:style-name="ce15" office:value-type="string" calcext:value-type="string">
            <text:p>Invalid permissions for $fileOPT, Octal permissions: 0777, Text Permissions: -rwxrwxrwx; <text:s/>May not have execute permissions on any files and no write for others.</text:p>
          </table:table-cell>
          <table:table-cell table:style-name="ce63"/>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Duplicate GIDs Forbidden</text:p>
          </table:table-cell>
          <table:table-cell table:style-name="ce11" office:value-type="string" calcext:value-type="string">
            <text:p>GENERICO / <text:s/>GID duplicate / CUSTOMER</text:p>
          </table:table-cell>
          <table:table-cell table:style-name="ce14" office:value-type="string" calcext:value-type="string">
            <text:p>Duplicate GID for Group: $GRUPO, GID: xxxx. Each GID must only be used once.</text:p>
          </table:table-cell>
          <table:table-cell table:style-name="ce61" office:value-type="string" calcext:value-type="string">
            <text:p>The group that contains the client account.</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 office:value-type="string" calcext:value-type="string">
            <text:p>Password Requirements/Duplicate UIDs Forbidden</text:p>
          </table:table-cell>
          <table:table-cell table:style-name="ce11" office:value-type="string" calcext:value-type="string">
            <text:p>GENERICO / <text:s/>UID duplicate / CUSTOMER</text:p>
          </table:table-cell>
          <table:table-cell table:style-name="ce14" office:value-type="string" calcext:value-type="string">
            <text:p>Duplicate UID for Account: $USUARIO, UID: xxxx. Each UID must only be used once.</text:p>
          </table:table-cell>
          <table:table-cell table:style-name="ce61" office:value-type="string" calcext:value-type="string">
            <text:p>The account is customer</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 office:value-type="string" calcext:value-type="string">
            <text:p>Password Requirements/Private Key Passphrase</text:p>
          </table:table-cell>
          <table:table-cell table:style-name="ce11" office:value-type="string" calcext:value-type="string">
            <text:p>GENERICO / ID_RSA / RAC Oracle</text:p>
          </table:table-cell>
          <table:table-cell table:style-name="ce14" office:value-type="string" calcext:value-type="string">
            <text:p>SSH Private Key: /home/grid/.ssh/id_rsa not passphrase protected </text:p>
            <text:p>SSH Private Key: /home/oracle/.ssh/id_rsa not passphrase protected </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table:table-cell table:style-name="ce11" office:value-type="string" calcext:value-type="string">
            <text:p>GENERICO / AUTHORIZED_KEYS / RAC Oracle</text:p>
          </table:table-cell>
          <table:table-cell table:style-name="ce14" office:value-type="string" calcext:value-type="string">
            <text:p>SSH authorized_keys file: /home/grid/.ssh/authorized_keys</text:p>
            <text:p>SSH authorized_keys file: /home/oracle/.ssh/authorized_keys</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office:value-type="string" calcext:value-type="string">
            <text:p>Network Settings/tcpip sendmail entry</text:p>
          </table:table-cell>
          <table:table-cell table:style-name="ce11" office:value-type="string" calcext:value-type="string">
            <text:p>GENERICO / <text:s/>SENDMAIL / FT</text:p>
          </table:table-cell>
          <table:table-cell table:style-name="ce14" office:value-type="string" calcext:value-type="string">
            <text:p>start /usr/lib/sendmail ""$src_running"" ""-bd -q${qpi}""</text:p>
          </table:table-cell>
          <table:table-cell table:style-name="ce63" office:value-type="string" calcext:value-type="string">
            <text:p>This is a client/system service. We should not change the service settings for the client/system users, before consulting with the client. </text:p>
          </table:table-cell>
          <table:table-cell table:style-name="ce7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might be stopped for tha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text:s/>PermitRootLogin / IBM</text:p>
          </table:table-cell>
          <table:table-cell table:style-name="ce14" office:value-type="string" calcext:value-type="string">
            <text:p>Invalid setting (value: yes) for sshd (processPID: 53301) in parameter 'PermitRootLogin': must be set to one of 'no', 'without-password', 'nopwd', 'forced-commands-only', 'prohibit-password'.</text:p>
          </table:table-cell>
          <table:table-cell table:style-name="ce61"/>
          <table:table-cell table:style-name="ce70"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0" office:value-type="string" calcext:value-type="string">
            <text:p>Configuration is needed to perform server activities.</text:p>
          </table:table-cell>
          <table:table-cell table:number-columns-repeated="1018"/>
        </table:table-row>
        <table:table-row table:style-name="ro2">
          <table:table-cell table:style-name="ce5" office:value-type="string" calcext:value-type="string">
            <text:p>Identify and Authenticate users/Password Complexity</text:p>
          </table:table-cell>
          <table:table-cell table:style-name="ce11"/>
          <table:table-cell table:style-name="ce14" office:value-type="string" calcext:value-type="string">
            <text:p>Plugin ""validate_password"" (for MariaDB: ""simple_password_check"") is not installed or active.</text:p>
          </table:table-cell>
          <table:table-cell table:style-name="ce61"/>
          <table:table-cell table:style-name="ce70" office:value-type="string" calcext:value-type="string">
            <text:p>The password of the user assigned to that role does not expire, which will always be the same and will be more sensitive to a brute force attack.</text:p>
          </table:table-cell>
          <table:table-cell table:style-name="ce70"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5" office:value-type="string" calcext:value-type="string">
            <text:p>Network Settings/Ensure LDAP Server is not enabled</text:p>
          </table:table-cell>
          <table:table-cell table:style-name="ce11" office:value-type="string" calcext:value-type="string">
            <text:p>GENERICO / SERVICE / INFRA</text:p>
          </table:table-cell>
          <table:table-cell table:style-name="ce14" office:value-type="string" calcext:value-type="string">
            <text:p>Ensure LDAP Server is not enabled. Command: systemctl is-enabled slapd</text:p>
            <text:p>IGSCACFJH01 </text:p>
          </table:table-cell>
          <table:table-cell table:style-name="ce61"/>
          <table:table-cell table:style-name="ce70"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70"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5" office:value-type="string" calcext:value-type="string">
            <text:p>Network Settings/Ensure HTTP Server is not enabled</text:p>
          </table:table-cell>
          <table:table-cell table:style-name="ce11" office:value-type="string" calcext:value-type="string">
            <text:p>GENERICO / SERVICE / INFRA</text:p>
          </table:table-cell>
          <table:table-cell table:style-name="ce14" office:value-type="string" calcext:value-type="string">
            <text:p>TTP Server is not enabled. Command: systemctl is-enabled httpd</text:p>
            <text:p>ES01QSI1SR1RM </text:p>
          </table:table-cell>
          <table:table-cell table:style-name="ce61"/>
          <table:table-cell table:style-name="ce70"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70"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number-rows-repeated="12">
          <table:table-cell table:style-name="ce5"/>
          <table:table-cell table:style-name="ce11"/>
          <table:table-cell table:style-name="ce14"/>
          <table:table-cell table:style-name="ce61"/>
          <table:table-cell table:style-name="ce70" table:number-columns-repeated="2"/>
          <table:table-cell table:number-columns-repeated="1018"/>
        </table:table-row>
        <table:table-row table:style-name="ro2" table:number-rows-repeated="5">
          <table:table-cell table:style-name="ce5"/>
          <table:table-cell table:style-name="ce11"/>
          <table:table-cell table:style-name="ce14"/>
          <table:table-cell table:style-name="ce65"/>
          <table:table-cell table:style-name="ce70" table:number-columns-repeated="2"/>
          <table:table-cell table:number-columns-repeated="1018"/>
        </table:table-row>
        <table:table-row table:style-name="ro2" table:number-rows-repeated="6">
          <table:table-cell table:style-name="ce48"/>
          <table:table-cell table:style-name="ce53"/>
          <table:table-cell table:style-name="ce55"/>
          <table:table-cell table:style-name="ce65"/>
          <table:table-cell table:style-name="ce70" table:number-columns-repeated="2"/>
          <table:table-cell table:number-columns-repeated="1018"/>
        </table:table-row>
        <table:table-row table:style-name="ro2" table:number-rows-repeated="8">
          <table:table-cell table:style-name="ce48"/>
          <table:table-cell table:style-name="ce53"/>
          <table:table-cell table:style-name="ce55"/>
          <table:table-cell table:style-name="ce66"/>
          <table:table-cell table:style-name="ce70" table:number-columns-repeated="2"/>
          <table:table-cell table:number-columns-repeated="1018"/>
        </table:table-row>
        <table:table-row table:style-name="ro2" table:number-rows-repeated="182">
          <table:table-cell table:style-name="ce48"/>
          <table:table-cell table:style-name="ce53"/>
          <table:table-cell table:style-name="ce55"/>
          <table:table-cell table:style-name="ce67"/>
          <table:table-cell table:style-name="ce72"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row table:style-name="ro3">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6-02T17:11:44.416424296</dc:date>
    <meta:editing-cycles>255</meta:editing-cycles>
    <meta:editing-duration>P4DT15H40M45S</meta:editing-duration>
    <meta:document-statistic meta:table-count="2" meta:cell-count="244" meta:object-count="0"/>
  </office:meta>
</office:document-meta>
</file>